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  <style:font-face style:name="Segoe UI1" svg:font-family="'Segoe UI'" style:font-adornments="Regular" style:font-family-generic="swiss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9799in"/>
    </style:style>
    <style:style style:name="co4" style:family="table-column">
      <style:table-column-properties fo:break-before="auto" style:column-width="0.9264in"/>
    </style:style>
    <style:style style:name="co5" style:family="table-column">
      <style:table-column-properties fo:break-before="auto" style:column-width="1.002in"/>
    </style:style>
    <style:style style:name="co6" style:family="table-column">
      <style:table-column-properties fo:break-before="auto" style:column-width="1.374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Sheet1.A1"/>
      <style:map style:condition="cell-content()=&quot;None&quot;" style:apply-style-name="Bad" style:base-cell-address="Sheet1.A1"/>
      <style:map style:condition="cell-content()=&quot;Not Attempted&quot;" style:apply-style-name="Bad" style:base-cell-address="Sheet1.A1"/>
      <style:map style:condition="cell-content()=&quot;Some&quot;" style:apply-style-name="Neutral" style:base-cell-address="Sheet1.A1"/>
      <style:map style:condition="cell-content()=&quot;Lots&quot;" style:apply-style-name="Good" style:base-cell-address="Sheet1.A1"/>
      <style:map style:condition="cell-content()=&quot;Low&quot;" style:apply-style-name="Bad" style:base-cell-address="Sheet1.A1"/>
      <style:map style:condition="cell-content()=&quot;Medium&quot;" style:apply-style-name="Neutral" style:base-cell-address="Sheet1.A1"/>
      <style:map style:condition="cell-content()=&quot;High&quot;" style:apply-style-name="Good" style:base-cell-address="Sheet1.A1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  <style:map style:condition="cell-content()=&quot;Not Observed&quot;" style:apply-style-name="Not_20_Observed" style:base-cell-address="Sheet1.A1"/>
      <style:map style:condition="cell-content()=&quot;None&quot;" style:apply-style-name="Bad" style:base-cell-address="Sheet1.A1"/>
      <style:map style:condition="cell-content()=&quot;Not Attempted&quot;" style:apply-style-name="Bad" style:base-cell-address="Sheet1.A1"/>
      <style:map style:condition="cell-content()=&quot;Some&quot;" style:apply-style-name="Neutral" style:base-cell-address="Sheet1.A1"/>
      <style:map style:condition="cell-content()=&quot;Lots&quot;" style:apply-style-name="Good" style:base-cell-address="Sheet1.A1"/>
      <style:map style:condition="cell-content()=&quot;Low&quot;" style:apply-style-name="Bad" style:base-cell-address="Sheet1.A1"/>
      <style:map style:condition="cell-content()=&quot;Medium&quot;" style:apply-style-name="Neutral" style:base-cell-address="Sheet1.A1"/>
      <style:map style:condition="cell-content()=&quot;High&quot;" style:apply-style-name="Good" style:base-cell-address="Sheet1.A1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Sheet1.A1"/>
      <style:map style:condition="cell-content()=&quot;None&quot;" style:apply-style-name="Bad" style:base-cell-address="Sheet1.A1"/>
      <style:map style:condition="cell-content()=&quot;Not Attempted&quot;" style:apply-style-name="Bad" style:base-cell-address="Sheet1.A1"/>
      <style:map style:condition="cell-content()=&quot;Some&quot;" style:apply-style-name="Neutral" style:base-cell-address="Sheet1.A1"/>
      <style:map style:condition="cell-content()=&quot;Lots&quot;" style:apply-style-name="Good" style:base-cell-address="Sheet1.A1"/>
      <style:map style:condition="cell-content()=&quot;Low&quot;" style:apply-style-name="Bad" style:base-cell-address="Sheet1.A1"/>
      <style:map style:condition="cell-content()=&quot;Medium&quot;" style:apply-style-name="Neutral" style:base-cell-address="Sheet1.A1"/>
      <style:map style:condition="cell-content()=&quot;High&quot;" style:apply-style-name="Good" style:base-cell-address="Sheet1.A1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Sheet1.A1"/>
      <style:map style:condition="cell-content()=&quot;None&quot;" style:apply-style-name="Bad" style:base-cell-address="Sheet1.A1"/>
      <style:map style:condition="cell-content()=&quot;Not Attempted&quot;" style:apply-style-name="Bad" style:base-cell-address="Sheet1.A1"/>
      <style:map style:condition="cell-content()=&quot;Some&quot;" style:apply-style-name="Neutral" style:base-cell-address="Sheet1.A1"/>
      <style:map style:condition="cell-content()=&quot;Lots&quot;" style:apply-style-name="Good" style:base-cell-address="Sheet1.A1"/>
      <style:map style:condition="cell-content()=&quot;Low&quot;" style:apply-style-name="Bad" style:base-cell-address="Sheet1.A1"/>
      <style:map style:condition="cell-content()=&quot;Medium&quot;" style:apply-style-name="Neutral" style:base-cell-address="Sheet1.A1"/>
      <style:map style:condition="cell-content()=&quot;High&quot;" style:apply-style-name="Good" style:base-cell-address="Sheet1.A1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r1&quot;" style:apply-style-name="Red" style:base-cell-address="Sheet1.E1"/>
      <style:map style:condition="cell-content()=&quot;r2&quot;" style:apply-style-name="Blue" style:base-cell-address="Sheet1.E1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  <style:map style:condition="cell-content()=&quot;r1&quot;" style:apply-style-name="Red" style:base-cell-address="Sheet1.E1"/>
      <style:map style:condition="cell-content()=&quot;r2&quot;" style:apply-style-name="Blue" style:base-cell-address="Sheet1.E1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r1&quot;" style:apply-style-name="Red" style:base-cell-address="Sheet1.E1"/>
      <style:map style:condition="cell-content()=&quot;r2&quot;" style:apply-style-name="Blue" style:base-cell-address="Sheet1.E1"/>
    </style:style>
    <style:style style:name="ce11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Sheet1.A1"/>
      <style:map style:condition="cell-content()=&quot;None&quot;" style:apply-style-name="Bad" style:base-cell-address="Sheet1.A1"/>
      <style:map style:condition="cell-content()=&quot;Not Attempted&quot;" style:apply-style-name="Bad" style:base-cell-address="Sheet1.A1"/>
      <style:map style:condition="cell-content()=&quot;Some&quot;" style:apply-style-name="Neutral" style:base-cell-address="Sheet1.A1"/>
      <style:map style:condition="cell-content()=&quot;Lots&quot;" style:apply-style-name="Good" style:base-cell-address="Sheet1.A1"/>
      <style:map style:condition="cell-content()=&quot;Low&quot;" style:apply-style-name="Bad" style:base-cell-address="Sheet1.A1"/>
      <style:map style:condition="cell-content()=&quot;Medium&quot;" style:apply-style-name="Neutral" style:base-cell-address="Sheet1.A1"/>
      <style:map style:condition="cell-content()=&quot;High&quot;" style:apply-style-name="Good" style:base-cell-address="Sheet1.A1"/>
    </style:style>
    <style:style style:name="ce12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Sheet1.A1"/>
      <style:map style:condition="cell-content()=&quot;None&quot;" style:apply-style-name="Bad" style:base-cell-address="Sheet1.A1"/>
      <style:map style:condition="cell-content()=&quot;Not Attempted&quot;" style:apply-style-name="Bad" style:base-cell-address="Sheet1.A1"/>
      <style:map style:condition="cell-content()=&quot;Some&quot;" style:apply-style-name="Neutral" style:base-cell-address="Sheet1.A1"/>
      <style:map style:condition="cell-content()=&quot;Lots&quot;" style:apply-style-name="Good" style:base-cell-address="Sheet1.A1"/>
      <style:map style:condition="cell-content()=&quot;Low&quot;" style:apply-style-name="Bad" style:base-cell-address="Sheet1.A1"/>
      <style:map style:condition="cell-content()=&quot;Medium&quot;" style:apply-style-name="Neutral" style:base-cell-address="Sheet1.A1"/>
      <style:map style:condition="cell-content()=&quot;High&quot;" style:apply-style-name="Good" style:base-cell-address="Sheet1.A1"/>
    </style:style>
    <style:style style:name="ce13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Sheet1.A1"/>
      <style:map style:condition="cell-content()=&quot;None&quot;" style:apply-style-name="Bad" style:base-cell-address="Sheet1.A1"/>
      <style:map style:condition="cell-content()=&quot;Not Attempted&quot;" style:apply-style-name="Bad" style:base-cell-address="Sheet1.A1"/>
      <style:map style:condition="cell-content()=&quot;Some&quot;" style:apply-style-name="Neutral" style:base-cell-address="Sheet1.A1"/>
      <style:map style:condition="cell-content()=&quot;Lots&quot;" style:apply-style-name="Good" style:base-cell-address="Sheet1.A1"/>
      <style:map style:condition="cell-content()=&quot;Low&quot;" style:apply-style-name="Bad" style:base-cell-address="Sheet1.A1"/>
      <style:map style:condition="cell-content()=&quot;Medium&quot;" style:apply-style-name="Neutral" style:base-cell-address="Sheet1.A1"/>
      <style:map style:condition="cell-content()=&quot;High&quot;" style:apply-style-name="Good" style:base-cell-address="Sheet1.A1"/>
    </style:style>
    <style:style style:name="ce14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Sheet1.A1"/>
      <style:map style:condition="cell-content()=&quot;None&quot;" style:apply-style-name="Bad" style:base-cell-address="Sheet1.A1"/>
      <style:map style:condition="cell-content()=&quot;Not Attempted&quot;" style:apply-style-name="Bad" style:base-cell-address="Sheet1.A1"/>
      <style:map style:condition="cell-content()=&quot;Some&quot;" style:apply-style-name="Neutral" style:base-cell-address="Sheet1.A1"/>
      <style:map style:condition="cell-content()=&quot;Lots&quot;" style:apply-style-name="Good" style:base-cell-address="Sheet1.A1"/>
      <style:map style:condition="cell-content()=&quot;Low&quot;" style:apply-style-name="Bad" style:base-cell-address="Sheet1.A1"/>
      <style:map style:condition="cell-content()=&quot;Medium&quot;" style:apply-style-name="Neutral" style:base-cell-address="Sheet1.A1"/>
      <style:map style:condition="cell-content()=&quot;High&quot;" style:apply-style-name="Good" style:base-cell-address="Sheet1.A1"/>
    </style:style>
    <style:style style:name="ce15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Sheet1.A1"/>
      <style:map style:condition="cell-content()=&quot;None&quot;" style:apply-style-name="Bad" style:base-cell-address="Sheet1.A1"/>
      <style:map style:condition="cell-content()=&quot;Not Attempted&quot;" style:apply-style-name="Bad" style:base-cell-address="Sheet1.A1"/>
      <style:map style:condition="cell-content()=&quot;Some&quot;" style:apply-style-name="Neutral" style:base-cell-address="Sheet1.A1"/>
      <style:map style:condition="cell-content()=&quot;Lots&quot;" style:apply-style-name="Good" style:base-cell-address="Sheet1.A1"/>
      <style:map style:condition="cell-content()=&quot;Low&quot;" style:apply-style-name="Bad" style:base-cell-address="Sheet1.A1"/>
      <style:map style:condition="cell-content()=&quot;Medium&quot;" style:apply-style-name="Neutral" style:base-cell-address="Sheet1.A1"/>
      <style:map style:condition="cell-content()=&quot;High&quot;" style:apply-style-name="Good" style:base-cell-address="Sheet1.A1"/>
    </style:style>
    <style:style style:name="ce16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Sheet1.A1"/>
      <style:map style:condition="cell-content()=&quot;None&quot;" style:apply-style-name="Bad" style:base-cell-address="Sheet1.A1"/>
      <style:map style:condition="cell-content()=&quot;Not Attempted&quot;" style:apply-style-name="Bad" style:base-cell-address="Sheet1.A1"/>
      <style:map style:condition="cell-content()=&quot;Some&quot;" style:apply-style-name="Neutral" style:base-cell-address="Sheet1.A1"/>
      <style:map style:condition="cell-content()=&quot;Lots&quot;" style:apply-style-name="Good" style:base-cell-address="Sheet1.A1"/>
      <style:map style:condition="cell-content()=&quot;Low&quot;" style:apply-style-name="Bad" style:base-cell-address="Sheet1.A1"/>
      <style:map style:condition="cell-content()=&quot;Medium&quot;" style:apply-style-name="Neutral" style:base-cell-address="Sheet1.A1"/>
      <style:map style:condition="cell-content()=&quot;High&quot;" style:apply-style-name="Good" style:base-cell-address="Sheet1.A1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</style:style>
    <style:style style:name="ce18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Sheet1.A1"/>
      <style:map style:condition="cell-content()=&quot;None&quot;" style:apply-style-name="Bad" style:base-cell-address="Sheet1.A1"/>
      <style:map style:condition="cell-content()=&quot;Not Attempted&quot;" style:apply-style-name="Bad" style:base-cell-address="Sheet1.A1"/>
      <style:map style:condition="cell-content()=&quot;Some&quot;" style:apply-style-name="Neutral" style:base-cell-address="Sheet1.A1"/>
      <style:map style:condition="cell-content()=&quot;Lots&quot;" style:apply-style-name="Good" style:base-cell-address="Sheet1.A1"/>
      <style:map style:condition="cell-content()=&quot;Low&quot;" style:apply-style-name="Bad" style:base-cell-address="Sheet1.A1"/>
      <style:map style:condition="cell-content()=&quot;Medium&quot;" style:apply-style-name="Neutral" style:base-cell-address="Sheet1.A1"/>
      <style:map style:condition="cell-content()=&quot;High&quot;" style:apply-style-name="Good" style:base-cell-address="Sheet1.A1"/>
    </style:style>
    <style:style style:name="ce19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Sheet1.A1"/>
      <style:map style:condition="cell-content()=&quot;None&quot;" style:apply-style-name="Bad" style:base-cell-address="Sheet1.A1"/>
      <style:map style:condition="cell-content()=&quot;Not Attempted&quot;" style:apply-style-name="Bad" style:base-cell-address="Sheet1.A1"/>
      <style:map style:condition="cell-content()=&quot;Some&quot;" style:apply-style-name="Neutral" style:base-cell-address="Sheet1.A1"/>
      <style:map style:condition="cell-content()=&quot;Lots&quot;" style:apply-style-name="Good" style:base-cell-address="Sheet1.A1"/>
      <style:map style:condition="cell-content()=&quot;Low&quot;" style:apply-style-name="Bad" style:base-cell-address="Sheet1.A1"/>
      <style:map style:condition="cell-content()=&quot;Medium&quot;" style:apply-style-name="Neutral" style:base-cell-address="Sheet1.A1"/>
      <style:map style:condition="cell-content()=&quot;High&quot;" style:apply-style-name="Good" style:base-cell-address="Sheet1.A1"/>
    </style:style>
    <style:style style:name="ce20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Sheet1.A1"/>
      <style:map style:condition="cell-content()=&quot;None&quot;" style:apply-style-name="Bad" style:base-cell-address="Sheet1.A1"/>
      <style:map style:condition="cell-content()=&quot;Not Attempted&quot;" style:apply-style-name="Bad" style:base-cell-address="Sheet1.A1"/>
      <style:map style:condition="cell-content()=&quot;Some&quot;" style:apply-style-name="Neutral" style:base-cell-address="Sheet1.A1"/>
      <style:map style:condition="cell-content()=&quot;Lots&quot;" style:apply-style-name="Good" style:base-cell-address="Sheet1.A1"/>
      <style:map style:condition="cell-content()=&quot;Low&quot;" style:apply-style-name="Bad" style:base-cell-address="Sheet1.A1"/>
      <style:map style:condition="cell-content()=&quot;Medium&quot;" style:apply-style-name="Neutral" style:base-cell-address="Sheet1.A1"/>
      <style:map style:condition="cell-content()=&quot;High&quot;" style:apply-style-name="Good" style:base-cell-address="Sheet1.A1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t Observed&quot;" style:apply-style-name="Not_20_Observed" style:base-cell-address="Sheet1.A1"/>
      <style:map style:condition="cell-content()=&quot;None&quot;" style:apply-style-name="Bad" style:base-cell-address="Sheet1.A1"/>
      <style:map style:condition="cell-content()=&quot;Not Attempted&quot;" style:apply-style-name="Bad" style:base-cell-address="Sheet1.A1"/>
      <style:map style:condition="cell-content()=&quot;Some&quot;" style:apply-style-name="Neutral" style:base-cell-address="Sheet1.A1"/>
      <style:map style:condition="cell-content()=&quot;Lots&quot;" style:apply-style-name="Good" style:base-cell-address="Sheet1.A1"/>
      <style:map style:condition="cell-content()=&quot;Low&quot;" style:apply-style-name="Bad" style:base-cell-address="Sheet1.A1"/>
      <style:map style:condition="cell-content()=&quot;Medium&quot;" style:apply-style-name="Neutral" style:base-cell-address="Sheet1.A1"/>
      <style:map style:condition="cell-content()=&quot;High&quot;" style:apply-style-name="Good" style:base-cell-address="Sheet1.A1"/>
    </style:style>
    <style:style style:name="ce22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Sheet1.A1"/>
      <style:map style:condition="cell-content()=&quot;None&quot;" style:apply-style-name="Bad" style:base-cell-address="Sheet1.A1"/>
      <style:map style:condition="cell-content()=&quot;Not Attempted&quot;" style:apply-style-name="Bad" style:base-cell-address="Sheet1.A1"/>
      <style:map style:condition="cell-content()=&quot;Some&quot;" style:apply-style-name="Neutral" style:base-cell-address="Sheet1.A1"/>
      <style:map style:condition="cell-content()=&quot;Lots&quot;" style:apply-style-name="Good" style:base-cell-address="Sheet1.A1"/>
      <style:map style:condition="cell-content()=&quot;Low&quot;" style:apply-style-name="Bad" style:base-cell-address="Sheet1.A1"/>
      <style:map style:condition="cell-content()=&quot;Medium&quot;" style:apply-style-name="Neutral" style:base-cell-address="Sheet1.A1"/>
      <style:map style:condition="cell-content()=&quot;High&quot;" style:apply-style-name="Good" style:base-cell-address="Sheet1.A1"/>
    </style:style>
    <style:style style:name="ce23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Sheet1.A1"/>
      <style:map style:condition="cell-content()=&quot;None&quot;" style:apply-style-name="Bad" style:base-cell-address="Sheet1.A1"/>
      <style:map style:condition="cell-content()=&quot;Not Attempted&quot;" style:apply-style-name="Bad" style:base-cell-address="Sheet1.A1"/>
      <style:map style:condition="cell-content()=&quot;Some&quot;" style:apply-style-name="Neutral" style:base-cell-address="Sheet1.A1"/>
      <style:map style:condition="cell-content()=&quot;Lots&quot;" style:apply-style-name="Good" style:base-cell-address="Sheet1.A1"/>
      <style:map style:condition="cell-content()=&quot;Low&quot;" style:apply-style-name="Bad" style:base-cell-address="Sheet1.A1"/>
      <style:map style:condition="cell-content()=&quot;Medium&quot;" style:apply-style-name="Neutral" style:base-cell-address="Sheet1.A1"/>
      <style:map style:condition="cell-content()=&quot;High&quot;" style:apply-style-name="Good" style:base-cell-address="Sheet1.A1"/>
    </style:style>
    <style:style style:name="ce24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Sheet1.A1"/>
      <style:map style:condition="cell-content()=&quot;None&quot;" style:apply-style-name="Bad" style:base-cell-address="Sheet1.A1"/>
      <style:map style:condition="cell-content()=&quot;Not Attempted&quot;" style:apply-style-name="Bad" style:base-cell-address="Sheet1.A1"/>
      <style:map style:condition="cell-content()=&quot;Some&quot;" style:apply-style-name="Neutral" style:base-cell-address="Sheet1.A1"/>
      <style:map style:condition="cell-content()=&quot;Lots&quot;" style:apply-style-name="Good" style:base-cell-address="Sheet1.A1"/>
      <style:map style:condition="cell-content()=&quot;Low&quot;" style:apply-style-name="Bad" style:base-cell-address="Sheet1.A1"/>
      <style:map style:condition="cell-content()=&quot;Medium&quot;" style:apply-style-name="Neutral" style:base-cell-address="Sheet1.A1"/>
      <style:map style:condition="cell-content()=&quot;High&quot;" style:apply-style-name="Good" style:base-cell-address="Sheet1.A1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Sheet1.A1"/>
      <style:map style:condition="cell-content()=&quot;None&quot;" style:apply-style-name="Bad" style:base-cell-address="Sheet1.A1"/>
      <style:map style:condition="cell-content()=&quot;Not Attempted&quot;" style:apply-style-name="Bad" style:base-cell-address="Sheet1.A1"/>
      <style:map style:condition="cell-content()=&quot;Some&quot;" style:apply-style-name="Neutral" style:base-cell-address="Sheet1.A1"/>
      <style:map style:condition="cell-content()=&quot;Lots&quot;" style:apply-style-name="Good" style:base-cell-address="Sheet1.A1"/>
      <style:map style:condition="cell-content()=&quot;Low&quot;" style:apply-style-name="Bad" style:base-cell-address="Sheet1.A1"/>
      <style:map style:condition="cell-content()=&quot;Medium&quot;" style:apply-style-name="Neutral" style:base-cell-address="Sheet1.A1"/>
      <style:map style:condition="cell-content()=&quot;High&quot;" style:apply-style-name="Good" style:base-cell-address="Sheet1.A1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Sheet1.A1"/>
      <style:map style:condition="cell-content()=&quot;None&quot;" style:apply-style-name="Bad" style:base-cell-address="Sheet1.A1"/>
      <style:map style:condition="cell-content()=&quot;Not Attempted&quot;" style:apply-style-name="Bad" style:base-cell-address="Sheet1.A1"/>
      <style:map style:condition="cell-content()=&quot;Some&quot;" style:apply-style-name="Neutral" style:base-cell-address="Sheet1.A1"/>
      <style:map style:condition="cell-content()=&quot;Lots&quot;" style:apply-style-name="Good" style:base-cell-address="Sheet1.A1"/>
      <style:map style:condition="cell-content()=&quot;Low&quot;" style:apply-style-name="Bad" style:base-cell-address="Sheet1.A1"/>
      <style:map style:condition="cell-content()=&quot;Medium&quot;" style:apply-style-name="Neutral" style:base-cell-address="Sheet1.A1"/>
      <style:map style:condition="cell-content()=&quot;High&quot;" style:apply-style-name="Good" style:base-cell-address="Sheet1.A1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Sheet1.A1"/>
      <style:map style:condition="cell-content()=&quot;None&quot;" style:apply-style-name="Bad" style:base-cell-address="Sheet1.A1"/>
      <style:map style:condition="cell-content()=&quot;Not Attempted&quot;" style:apply-style-name="Bad" style:base-cell-address="Sheet1.A1"/>
      <style:map style:condition="cell-content()=&quot;Some&quot;" style:apply-style-name="Neutral" style:base-cell-address="Sheet1.A1"/>
      <style:map style:condition="cell-content()=&quot;Lots&quot;" style:apply-style-name="Good" style:base-cell-address="Sheet1.A1"/>
      <style:map style:condition="cell-content()=&quot;Low&quot;" style:apply-style-name="Bad" style:base-cell-address="Sheet1.A1"/>
      <style:map style:condition="cell-content()=&quot;Medium&quot;" style:apply-style-name="Neutral" style:base-cell-address="Sheet1.A1"/>
      <style:map style:condition="cell-content()=&quot;High&quot;" style:apply-style-name="Good" style:base-cell-address="Sheet1.A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3" table:default-cell-style-name="ce5"/>
        <table:table-column table:style-name="co2" table:default-cell-style-name="ce5"/>
        <table:table-column table:style-name="co1" table:default-cell-style-name="ce10"/>
        <table:table-column table:style-name="co1" table:number-columns-repeated="3" table:default-cell-style-name="ce5"/>
        <table:table-column table:style-name="co3" table:default-cell-style-name="ce5"/>
        <table:table-column table:style-name="co1" table:number-columns-repeated="4" table:default-cell-style-name="ce5"/>
        <table:table-column table:style-name="co4" table:default-cell-style-name="ce5"/>
        <table:table-column table:style-name="co1" table:number-columns-repeated="4" table:default-cell-style-name="ce5"/>
        <table:table-column table:style-name="co5" table:default-cell-style-name="ce5"/>
        <table:table-column table:style-name="co6" table:default-cell-style-name="ce5"/>
        <table:table-column table:style-name="co1" table:number-columns-repeated="1004" table:default-cell-style-name="ce5"/>
        <table:table-row table:style-name="ro1">
          <table:table-cell table:style-name="ce1" office:value-type="string" calcext:value-type="string" table:number-columns-spanned="6" table:number-rows-spanned="1">
            <text:p>Pregame</text:p>
          </table:table-cell>
          <table:covered-table-cell table:number-columns-repeated="3" table:style-name="ce6"/>
          <table:covered-table-cell table:style-name="ce8"/>
          <table:covered-table-cell table:style-name="ce6"/>
          <table:table-cell table:style-name="ce11" office:value-type="string" calcext:value-type="string" table:number-columns-spanned="2" table:number-rows-spanned="1">
            <text:p>Autonomous</text:p>
          </table:table-cell>
          <table:covered-table-cell table:style-name="ce13"/>
          <table:table-cell table:style-name="ce14" office:value-type="string" calcext:value-type="string" table:number-columns-spanned="5" table:number-rows-spanned="1">
            <text:p>Teleop </text:p>
          </table:table-cell>
          <table:covered-table-cell table:number-columns-repeated="4" table:style-name="ce16"/>
          <table:table-cell table:style-name="ce18" office:value-type="string" calcext:value-type="string" table:number-columns-spanned="3" table:number-rows-spanned="1">
            <text:p>Endgame</text:p>
          </table:table-cell>
          <table:covered-table-cell table:number-columns-repeated="2" table:style-name="ce20"/>
          <table:table-cell table:style-name="ce22" office:value-type="string" calcext:value-type="string" table:number-columns-spanned="4" table:number-rows-spanned="1">
            <text:p>Miscellaneous</text:p>
          </table:table-cell>
          <table:covered-table-cell table:number-columns-repeated="3" table:style-name="ce24"/>
          <table:table-cell table:style-name="ce26" table:number-columns-repeated="1004"/>
        </table:table-row>
        <table:table-row table:style-name="ro1">
          <table:table-cell table:style-name="ce2" office:value-type="string" calcext:value-type="string">
            <text:p>Scouter</text:p>
          </table:table-cell>
          <table:table-cell table:style-name="ce2" office:value-type="string" calcext:value-type="string">
            <text:p>Event</text:p>
          </table:table-cell>
          <table:table-cell table:style-name="ce2" office:value-type="string" calcext:value-type="string">
            <text:p>Match Level</text:p>
          </table:table-cell>
          <table:table-cell table:style-name="ce2" office:value-type="string" calcext:value-type="string">
            <text:p>Match #</text:p>
          </table:table-cell>
          <table:table-cell table:style-name="ce9" office:value-type="string" calcext:value-type="string">
            <text:p>Alliance</text:p>
          </table:table-cell>
          <table:table-cell table:style-name="ce2" office:value-type="string" calcext:value-type="string">
            <text:p>Team #</text:p>
          </table:table-cell>
          <table:table-cell table:style-name="ce12" office:value-type="string" calcext:value-type="string">
            <text:p>Taxi</text:p>
          </table:table-cell>
          <table:table-cell table:style-name="ce12" office:value-type="string" calcext:value-type="string">
            <text:p>Cargo Scored</text:p>
          </table:table-cell>
          <table:table-cell table:style-name="ce15" office:value-type="string" calcext:value-type="string">
            <text:p>Cargo Attempted</text:p>
          </table:table-cell>
          <table:table-cell table:style-name="ce15" office:value-type="string" calcext:value-type="string">
            <text:p>Cargo Scored</text:p>
          </table:table-cell>
          <table:table-cell table:style-name="ce15" office:value-type="string" calcext:value-type="string">
            <text:p>Target Goal</text:p>
          </table:table-cell>
          <table:table-cell table:style-name="ce15" office:value-type="string" calcext:value-type="string">
            <text:p>Cargo Intake</text:p>
          </table:table-cell>
          <table:table-cell table:style-name="ce15" office:value-type="string" calcext:value-type="string">
            <text:p>Shooting Spot</text:p>
          </table:table-cell>
          <table:table-cell table:style-name="ce19" office:value-type="string" calcext:value-type="string">
            <text:p>Attempted Climb</text:p>
          </table:table-cell>
          <table:table-cell table:style-name="ce19" office:value-type="string" calcext:value-type="string">
            <text:p>Successful Climb</text:p>
          </table:table-cell>
          <table:table-cell table:style-name="ce19" office:value-type="string" calcext:value-type="string">
            <text:p>Climb Time</text:p>
          </table:table-cell>
          <table:table-cell table:style-name="ce23" office:value-type="string" calcext:value-type="string">
            <text:p>Driver Skill</text:p>
          </table:table-cell>
          <table:table-cell table:style-name="ce23" office:value-type="string" calcext:value-type="string">
            <text:p>Defense Skill</text:p>
          </table:table-cell>
          <table:table-cell table:style-name="ce23" office:value-type="string" calcext:value-type="string">
            <text:p>Defense Tolerance</text:p>
          </table:table-cell>
          <table:table-cell table:style-name="ce23" office:value-type="string" calcext:value-type="string">
            <text:p>Comments</text:p>
          </table:table-cell>
          <table:table-cell table:style-name="ce27" table:number-columns-repeated="1004"/>
        </table:table-row>
        <table:table-row table:style-name="ro1">
          <table:table-cell table:number-columns-repeated="2" office:value-type="string" calcext:value-type="string">
            <text:p>&lt;string&gt;</text:p>
          </table:table-cell>
          <table:table-cell office:value-type="string" calcext:value-type="string">
            <text:p>qm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r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table:style-name="ce25" office:value-type="string" calcext:value-type="string">
            <text:p>Wasn’t Defended</text:p>
          </table:table-cell>
          <table:table-cell office:value-type="string" calcext:value-type="string">
            <text:p>&lt;string&gt;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ef</text:p>
          </table:table-cell>
          <table:table-cell/>
          <table:table-cell office:value-type="string" calcext:value-type="string">
            <text:p>r2</text:p>
          </table:table-cell>
          <table:table-cell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Close</text:p>
          </table:table-cell>
          <table:table-cell table:style-name="ce1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table:style-name="ce25" office:value-type="string" calcext:value-type="string">
            <text:p>Low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number-columns-repeated="3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style-name="ce1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table:style-name="ce25" office:value-type="string" calcext:value-type="string">
            <text:p>Medium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number-columns-repeated="3" office:value-type="string" calcext:value-type="string">
            <text:p>Not Observed</text:p>
          </table:table-cell>
          <table:table-cell table:number-columns-repeated="2" office:value-type="string" calcext:value-type="string">
            <text:p>Both</text:p>
          </table:table-cell>
          <table:table-cell table:style-name="ce17" office:value-type="string" calcext:value-type="string">
            <text:p>Adjustable</text:p>
          </table:table-cell>
          <table:table-cell table:style-name="ce17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table:style-name="ce25" office:value-type="string" calcext:value-type="string">
            <text:p>High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number-columns-repeated="2" office:value-type="string" calcext:value-type="string">
            <text:p>Not Observed</text:p>
          </table:table-cell>
          <table:table-cell table:style-name="ce17" office:value-type="string" calcext:value-type="string">
            <text:p>Not Observed</text:p>
          </table:table-cell>
          <table:table-cell table:style-name="ce17" office:value-type="string" calcext:value-type="string">
            <text:p>Not Attempt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gt;30</text:p>
          </table:table-cell>
          <table:table-cell/>
          <table:table-cell office:value-type="string" calcext:value-type="string">
            <text:p>Not Observed</text:p>
          </table:table-cell>
          <table:table-cell table:style-name="ce25" office:value-type="string" calcext:value-type="string">
            <text:p>Not Observed</text:p>
          </table:table-cell>
          <table:table-cell table:number-columns-repeated="1005"/>
        </table:table-row>
        <table:table-row table:style-name="ro1">
          <table:table-cell table:number-columns-repeated="12"/>
          <table:table-cell table:style-name="ce17"/>
          <table:table-cell table:style-name="ce17" office:value-type="string" calcext:value-type="string">
            <text:p>Not Observed</text:p>
          </table:table-cell>
          <table:table-cell office:value-type="string" calcext:value-type="string">
            <text:p>Not Attempted</text:p>
          </table:table-cell>
          <table:table-cell table:style-name="ce21" office:value-type="string" calcext:value-type="string">
            <text:p>Not Attempted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17" table:number-columns-repeated="2"/>
          <table:table-cell table:number-columns-repeated="2" office:value-type="string" calcext:value-type="string">
            <text:p>Not Observed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17" table:number-columns-repeated="2"/>
          <table:table-cell table:number-columns-repeated="1010"/>
        </table:table-row>
        <table:table-row table:style-name="ro1" table:number-rows-repeated="28">
          <table:table-cell table:number-columns-repeated="13"/>
          <table:table-cell table:style-name="ce17"/>
          <table:table-cell table:number-columns-repeated="1010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E1:Sheet1.E1048576">
            <calcext:condition calcext:apply-style-name="Red" calcext:value="=&quot;r1&quot;" calcext:base-cell-address="Sheet1.E1"/>
            <calcext:condition calcext:apply-style-name="Blue" calcext:value="=&quot;r2&quot;" calcext:base-cell-address="Sheet1.E1"/>
          </calcext:conditional-format>
          <calcext:conditional-format calcext:target-range-address="Sheet1.A1:Sheet1.AMJ2 Sheet1.A4:Sheet1.M5 Sheet1.A6:Sheet1.L10 Sheet1.A39:Sheet1.AMJ1048576 Sheet1.A11:Sheet1.M38 Sheet1.O8:Sheet1.AMJ38 Sheet1.A3:Sheet1.R3 Sheet1.S3:Sheet1.AMJ7 Sheet1.O4:Sheet1.R7">
            <calcext:condition calcext:apply-style-name="Not Observed" calcext:value="=&quot;Not Observed&quot;" calcext:base-cell-address="Sheet1.A1"/>
            <calcext:condition calcext:apply-style-name="Bad" calcext:value="=&quot;None&quot;" calcext:base-cell-address="Sheet1.A1"/>
            <calcext:condition calcext:apply-style-name="Bad" calcext:value="=&quot;Not Attempted&quot;" calcext:base-cell-address="Sheet1.A1"/>
            <calcext:condition calcext:apply-style-name="Neutral" calcext:value="=&quot;Some&quot;" calcext:base-cell-address="Sheet1.A1"/>
            <calcext:condition calcext:apply-style-name="Good" calcext:value="=&quot;Lots&quot;" calcext:base-cell-address="Sheet1.A1"/>
            <calcext:condition calcext:apply-style-name="Bad" calcext:value="=&quot;Low&quot;" calcext:base-cell-address="Sheet1.A1"/>
            <calcext:condition calcext:apply-style-name="Neutral" calcext:value="=&quot;Medium&quot;" calcext:base-cell-address="Sheet1.A1"/>
            <calcext:condition calcext:apply-style-name="Good" calcext:value="=&quot;High&quot;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  <style:font-face style:name="Segoe UI1" svg:font-family="'Segoe UI'" style:font-adornments="Regular" style:font-family-generic="swiss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d" style:family="table-cell" style:parent-style-name="Default">
      <style:table-cell-properties fo:background-color="#ff0000"/>
      <style:text-properties fo:color="#ff0000" style:font-name="Segoe UI1" fo:font-family="'Segoe UI'" style:font-style-name="Regular" style:font-family-generic="swiss" style:font-pitch="variable"/>
    </style:style>
    <style:style style:name="Blue" style:family="table-cell" style:parent-style-name="Default">
      <style:table-cell-properties fo:background-color="#2a6099" style:diagonal-bl-tr="none" style:diagonal-tl-br="none"/>
      <style:text-properties fo:color="#2a6099" style:font-name="Segoe UI1" fo:font-family="'Segoe UI'" style:font-style-name="Regular" style:font-family-generic="swiss" style:font-pitch="variable"/>
    </style:style>
    <style:style style:name="Not_20_Observed" style:display-name="Not Observed" style:family="table-cell" style:parent-style-name="Default">
      <style:table-cell-properties fo:background-color="#666666" style:diagonal-bl-tr="none" style:diagonal-tl-br="none"/>
      <style:text-properties fo:color="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1">00/00/0000</text:date>, <text:time style:data-style-name="N2" text:time-value="18:15:41.87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0T20:28:34.926000000</meta:creation-date>
    <dc:date>2022-03-11T20:29:00.344000000</dc:date>
    <meta:editing-duration>PT1H20M47S</meta:editing-duration>
    <meta:editing-cycles>10</meta:editing-cycles>
    <meta:generator>LibreOffice/7.3.1.3$Windows_X86_64 LibreOffice_project/a69ca51ded25f3eefd52d7bf9a5fad8c90b87951</meta:generator>
    <meta:document-statistic meta:table-count="1" meta:cell-count="97" meta:object-count="0"/>
  </office:meta>
</office:document-meta>
</file>